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gr1" style:family="graphic">
      <style:graphic-properties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5201in" svg:y1="1.4004in" svg:x2="3.2417in" svg:y2="3.1319in">
            <text:p/>
          </draw:line>
          <draw:line draw:z-index="1" draw:style-name="gr1" draw:text-style-name="P1" svg:x1="4.4516in" svg:y1="1.4075in" svg:x2="3.4559in" svg:y2="3.139in">
            <text:p/>
          </draw:line>
          <draw:line draw:z-index="2" draw:style-name="gr1" draw:text-style-name="P1" svg:x1="6.2295in" svg:y1="1.3657in" svg:x2="3.6697in" svg:y2="3.139in">
            <text:p/>
          </draw:line>
          <draw:ellipse draw:z-index="3" draw:style-name="gr2" draw:text-style-name="P1" svg:width="0.6421in" svg:height="0.8969in" svg:x="3.0882in" svg:y="2.8559in" draw:kind="arc" draw:start-angle="180" draw:end-angle="357.7">
            <text:p/>
          </draw:ellipse>
          <draw:line draw:z-index="4" draw:style-name="gr3" draw:text-style-name="P1" svg:x1="3.0146in" svg:y1="3.139in" svg:x2="0.6083in" svg:y2="1.3866in">
            <text:p/>
          </draw:lin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3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4-30T13:03:41</dc:date>
    <meta:editing-duration>PT24M24S</meta:editing-duration>
    <meta:editing-cycles>7</meta:editing-cycles>
    <meta:generator>LibreOffice/3.5$MacOSX_x86 LibreOffice_project/e0fbe70-dcba98b-297ab39-994e618-0f858f0</meta:generator>
    <meta:document-statistic meta:table-count="3" meta:cell-count="196" meta:object-count="5"/>
  </office:meta>
</office:document-meta>
</file>